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size="14pt" fo:font-weight="bold" officeooo:rsid="00071884" officeooo:paragraph-rsid="00071884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000000" fo:font-size="12pt" fo:font-weight="bold" officeooo:rsid="00071884" officeooo:paragraph-rsid="00071884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2pt" style:font-size-asian="12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officeooo:rsid="00071884" officeooo:paragraph-rsid="00071884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2pt" style:font-size-asian="12pt" style:font-size-complex="12pt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071884"/>
    </style:style>
    <style:style style:name="T4" style:family="text">
      <style:text-properties fo:font-variant="normal" fo:text-transform="none" fo:letter-spacing="normal" fo:font-style="normal" officeooo:rsid="00071884"/>
    </style:style>
    <style:style style:name="T5" style:family="text">
      <style:text-properties fo:font-variant="normal" fo:text-transform="none" fo:color="#8dcbe2" style:font-name="Monospace" fo:font-size="10pt" fo:letter-spacing="normal" fo:font-style="normal" style:font-size-asian="10pt"/>
    </style:style>
    <style:style style:name="T6" style:family="text">
      <style:text-properties fo:font-variant="normal" fo:text-transform="none" style:font-name="Monospace" fo:font-size="10pt" fo:letter-spacing="normal" fo:font-style="normal" style:font-size-asian="10pt"/>
    </style:style>
    <style:style style:name="T7" style:family="text">
      <style:text-properties fo:font-variant="normal" fo:text-transform="none" style:font-name="Monospace" fo:letter-spacing="normal" fo:font-style="normal"/>
    </style:style>
    <style:style style:name="T8" style:family="text">
      <style:text-properties fo:color="#8dcbe2" style:font-name="Monospace" fo:font-size="10pt" style:font-size-asian="10pt"/>
    </style:style>
    <style:style style:name="T9" style:family="text">
      <style:text-properties fo:color="#d8d8d8" style:font-name="Monospace" fo:font-size="10pt" style:font-size-asian="10pt"/>
    </style:style>
    <style:style style:name="T10" style:family="text">
      <style:text-properties fo:color="#d25252" style:font-name="Monospace" fo:font-size="10pt" style:font-size-asian="10pt"/>
    </style:style>
    <style:style style:name="T11" style:family="text">
      <style:text-properties fo:color="#bed6ff" style:font-name="Monospace" fo:font-size="10pt" style:font-size-asian="10pt"/>
    </style:style>
    <style:style style:name="T12" style:family="text">
      <style:text-properties fo:color="#efc090" style:font-name="Monospace" fo:font-size="10pt" style:font-size-asian="10pt"/>
    </style:style>
    <style:style style:name="T13" style:family="text">
      <style:text-properties fo:color="#ffffff" style:font-name="Monospace" fo:font-size="10pt" style:font-size-asian="10pt"/>
    </style:style>
    <style:style style:name="T14" style:family="text">
      <style:text-properties fo:color="#ffc600" style:font-name="Monospace" fo:font-size="10pt" style:font-size-asian="10pt"/>
    </style:style>
    <style:style style:name="T15" style:family="text">
      <style:text-properties fo:color="#79abff" style:font-name="Monospace" fo:font-size="10pt" style:font-size-asian="10pt"/>
    </style:style>
    <style:style style:name="T16" style:family="text">
      <style:text-properties fo:color="#7fb347" style:font-name="Monospace" fo:font-size="10pt" style:font-size-asian="10pt"/>
    </style:style>
    <style:style style:name="T17" style:family="text">
      <style:text-properties style:font-name="Monospace" fo:font-size="10pt" style:font-size-asian="10pt"/>
    </style:style>
    <style:style style:name="T18" style:family="text">
      <style:text-properties style:font-name="Monospace" fo:font-size="10pt" style:font-size-asian="10pt"/>
    </style:style>
    <style:style style:name="T19" style:family="text">
      <style:text-properties style:font-name="Monospace" fo:font-size="10pt" style:font-size-asian="10pt"/>
    </style:style>
    <style:style style:name="T20" style:family="text">
      <style:text-properties style:font-name="Monospace" fo:font-size="10pt" style:font-size-asian="10pt"/>
    </style:style>
    <style:style style:name="T21" style:family="text">
      <style:text-properties style:font-name="Monospace" fo:font-size="10pt" style:font-size-asian="10pt"/>
    </style:style>
    <style:style style:name="T22" style:family="text">
      <style:text-properties style:font-name="Monospace" fo:font-size="10pt" style:font-size-asian="10pt"/>
    </style:style>
    <style:style style:name="T23" style:family="text">
      <style:text-properties style:font-name="Monospace" fo:font-size="10pt" style:font-size-asian="10pt"/>
    </style:style>
    <style:style style:name="T24" style:family="text">
      <style:text-properties style:font-name="Monospace" fo:font-size="10pt" style:font-size-asian="10pt"/>
    </style:style>
    <style:style style:name="T25" style:family="text">
      <style:text-properties style:font-name="Monospace" fo:font-size="10pt" style:font-size-asian="10pt"/>
    </style:style>
    <style:style style:name="T26" style:family="text">
      <style:text-properties style:font-name="Monospace"/>
    </style:style>
    <style:style style:name="T27" style:family="text">
      <style:text-properties style:font-name="Monospace"/>
    </style:style>
    <style:style style:name="T28" style:family="text">
      <style:text-properties style:font-name="Monospace"/>
    </style:style>
    <style:style style:name="T29" style:family="text">
      <style:text-properties style:font-name="Monospace"/>
    </style:style>
    <style:style style:name="T30" style:family="text">
      <style:text-properties style:font-name="Monospace"/>
    </style:style>
    <style:style style:name="T31" style:family="text">
      <style:text-properties style:font-name="Monospace"/>
    </style:style>
    <style:style style:name="T32" style:family="text">
      <style:text-properties style:font-name="Monospace"/>
    </style:style>
    <style:style style:name="T33" style:family="text">
      <style:text-properties style:font-name="Monospace"/>
    </style:style>
    <style:style style:name="T34" style:family="text">
      <style:text-properties style:font-name="Monospa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m’s Math Problem</text:p>
      <text:p text:style-name="P1">Ram is learning Math Tables, which he finds to be very difficult. Ram is very weak in </text:p>
      <text:p text:style-name="P1">Maths. Help Ram to find a solution, so as to he does not have to calculate a Math table </text:p>
      <text:p text:style-name="P2"><text:span text:style-name="T2">agai</text:span><text:span text:style-name="T3">n.</text:span></text:p>
      <text:p text:style-name="P2"><text:span text:style-name="T3"/></text:p>
      <text:p text:style-name="P3"><text:span text:style-name="T1">Input code:</text:span></text:p>
      <text:p text:style-name="P3"><text:span text:style-name="T1"/></text:p>
      <text:p text:style-name="P4"><text:span text:style-name="T7">package</text:span><text:span text:style-name="T26"> module01;</text:span></text:p>
      <text:p text:style-name="P5"/>
      <text:p text:style-name="P8"><text:span text:style-name="T26">public</text:span><text:span text:style-name="T26"> </text:span><text:span text:style-name="T26">class</text:span><text:span text:style-name="T26"> </text:span><text:span text:style-name="T26">Threadtable</text:span><text:span text:style-name="T26"> </text:span><text:span text:style-name="T26">extends</text:span><text:span text:style-name="T26"> </text:span><text:span text:style-name="T26">Thread</text:span><text:span text:style-name="T26">{</text:span></text:p>
      <text:p text:style-name="P8"><text:span text:style-name="T26"><text:tab/></text:span><text:span text:style-name="T26">public</text:span><text:span text:style-name="T26"> </text:span><text:span text:style-name="T26">void</text:span><text:span text:style-name="T26"> </text:span><text:span text:style-name="T26">run</text:span><text:span text:style-name="T26">()</text:span></text:p>
      <text:p text:style-name="P8"><text:span text:style-name="T26"><text:tab/>{</text:span></text:p>
      <text:p text:style-name="P8"><text:span text:style-name="T26"><text:tab/><text:tab/></text:span><text:span text:style-name="T26">System</text:span><text:span text:style-name="T26">.</text:span><text:span text:style-name="T26">out</text:span><text:span text:style-name="T26">.</text:span><text:span text:style-name="T26">println</text:span><text:span text:style-name="T26">(</text:span><text:span text:style-name="T26">"Thread is running"</text:span><text:span text:style-name="T26">);</text:span></text:p>
      <text:p text:style-name="P8"><text:span text:style-name="T26"><text:tab/><text:tab/></text:span></text:p>
      <text:p text:style-name="P8"><text:span text:style-name="T26"><text:tab/>}</text:span></text:p>
      <text:p text:style-name="P8"><text:span text:style-name="T26"><text:tab/></text:span><text:span text:style-name="T26">synchronized</text:span><text:span text:style-name="T26"> </text:span><text:span text:style-name="T26">void</text:span><text:span text:style-name="T26"> </text:span><text:span text:style-name="T26">printtable</text:span><text:span text:style-name="T26">(</text:span><text:span text:style-name="T26">int</text:span><text:span text:style-name="T26"> </text:span><text:span text:style-name="T26">n</text:span><text:span text:style-name="T26">)</text:span></text:p>
      <text:p text:style-name="P8"><text:span text:style-name="T26"><text:tab/>{</text:span></text:p>
      <text:p text:style-name="P8"><text:span text:style-name="T26"><text:tab/><text:tab/></text:span><text:span text:style-name="T26">System</text:span><text:span text:style-name="T26">.</text:span><text:span text:style-name="T26">out</text:span><text:span text:style-name="T26">.</text:span><text:span text:style-name="T26">println</text:span><text:span text:style-name="T26">(</text:span><text:span text:style-name="T26">"table for "</text:span><text:span text:style-name="T26">+</text:span><text:span text:style-name="T26">n</text:span><text:span text:style-name="T26">);</text:span></text:p>
      <text:p text:style-name="P8"><text:span text:style-name="T26"><text:tab/><text:tab/></text:span><text:span text:style-name="T26">for</text:span><text:span text:style-name="T26">(</text:span><text:span text:style-name="T26">int</text:span><text:span text:style-name="T26"> </text:span><text:span text:style-name="T26">i</text:span><text:span text:style-name="T26">=</text:span><text:span text:style-name="T26">1</text:span><text:span text:style-name="T26">;</text:span><text:span text:style-name="T26">i</text:span><text:span text:style-name="T26">&lt;=</text:span><text:span text:style-name="T26">10</text:span><text:span text:style-name="T26">;</text:span><text:span text:style-name="T26">i</text:span><text:span text:style-name="T26">++)</text:span></text:p>
      <text:p text:style-name="P8"><text:span text:style-name="T26"><text:tab/><text:tab/>{</text:span></text:p>
      <text:p text:style-name="P8"><text:span text:style-name="T26"><text:tab/><text:tab/><text:tab/></text:span><text:span text:style-name="T26">System</text:span><text:span text:style-name="T26">.</text:span><text:span text:style-name="T26">out</text:span><text:span text:style-name="T26">.</text:span><text:span text:style-name="T26">print</text:span><text:span text:style-name="T26">(</text:span><text:span text:style-name="T26">n</text:span><text:span text:style-name="T26">*</text:span><text:span text:style-name="T26">i</text:span><text:span text:style-name="T26"> + </text:span><text:span text:style-name="T26">" "</text:span><text:span text:style-name="T26">);</text:span></text:p>
      <text:p text:style-name="P8"><text:span text:style-name="T26"><text:tab/><text:tab/>}</text:span></text:p>
      <text:p text:style-name="P8"><text:span text:style-name="T26"><text:tab/><text:tab/></text:span><text:span text:style-name="T26">System</text:span><text:span text:style-name="T26">.</text:span><text:span text:style-name="T26">out</text:span><text:span text:style-name="T26">.</text:span><text:span text:style-name="T26">print</text:span><text:span text:style-name="T26">(</text:span><text:span text:style-name="T26">"\n"</text:span><text:span text:style-name="T26">);</text:span></text:p>
      <text:p text:style-name="P8"><text:span text:style-name="T26"><text:tab/>}</text:span></text:p>
      <text:p text:style-name="P5"/>
      <text:p text:style-name="P8"><text:span text:style-name="T26"><text:tab/></text:span><text:span text:style-name="T26">public</text:span><text:span text:style-name="T26"> </text:span><text:span text:style-name="T26">static</text:span><text:span text:style-name="T26"> </text:span><text:span text:style-name="T26">void</text:span><text:span text:style-name="T26"> </text:span><text:span text:style-name="T26">main</text:span><text:span text:style-name="T26">(</text:span><text:span text:style-name="T26">String</text:span><text:span text:style-name="T26">[] </text:span><text:span text:style-name="T26">args</text:span><text:span text:style-name="T26">) {</text:span></text:p>
      <text:p text:style-name="P8"><text:span text:style-name="T26"><text:tab/><text:tab/></text:span><text:span text:style-name="T26">Threadtable</text:span><text:span text:style-name="T26"> </text:span><text:span text:style-name="T26">t</text:span><text:span text:style-name="T26">= </text:span><text:span text:style-name="T26">new</text:span><text:span text:style-name="T26"> </text:span><text:span text:style-name="T26">Threadtable</text:span><text:span text:style-name="T26">();</text:span></text:p>
      <text:p text:style-name="P8"><text:span text:style-name="T26"><text:tab/><text:tab/></text:span><text:span text:style-name="T26">t</text:span><text:span text:style-name="T26">.</text:span><text:span text:style-name="T26">start</text:span><text:span text:style-name="T26">();</text:span></text:p>
      <text:p text:style-name="P8"><text:span text:style-name="T26"><text:tab/><text:tab/></text:span><text:span text:style-name="T26">int</text:span><text:span text:style-name="T26"> </text:span><text:span text:style-name="T26">n</text:span><text:span text:style-name="T26">=</text:span><text:span text:style-name="T26">1</text:span><text:span text:style-name="T26">;</text:span></text:p>
      <text:p text:style-name="P8"><text:span text:style-name="T26"><text:tab/><text:tab/></text:span><text:span text:style-name="T26">for</text:span><text:span text:style-name="T26">(</text:span><text:span text:style-name="T26">int</text:span><text:span text:style-name="T26"> </text:span><text:span text:style-name="T26">i</text:span><text:span text:style-name="T26">=</text:span><text:span text:style-name="T26">0</text:span><text:span text:style-name="T26">;</text:span><text:span text:style-name="T26">i</text:span><text:span text:style-name="T26">&lt;</text:span><text:span text:style-name="T26">20</text:span><text:span text:style-name="T26">;</text:span><text:span text:style-name="T26">i</text:span><text:span text:style-name="T26">++)</text:span></text:p>
      <text:p text:style-name="P8"><text:span text:style-name="T26"><text:tab/><text:tab/>{</text:span></text:p>
      <text:p text:style-name="P8"><text:span text:style-name="T26"><text:tab/><text:tab/><text:tab/></text:span><text:span text:style-name="T26">t</text:span><text:span text:style-name="T26">.</text:span><text:span text:style-name="T26">printtable</text:span><text:span text:style-name="T26">(</text:span><text:span text:style-name="T26">n</text:span><text:span text:style-name="T26">);</text:span></text:p>
      <text:p text:style-name="P8"><text:span text:style-name="T26"><text:tab/><text:tab/><text:tab/></text:span><text:span text:style-name="T26">n</text:span><text:span text:style-name="T26">++;</text:span></text:p>
      <text:p text:style-name="P8"><text:span text:style-name="T26"><text:tab/><text:tab/>}</text:span></text:p>
      <text:p text:style-name="P8"><text:span text:style-name="T26"><text:tab/><text:tab/></text:span></text:p>
      <text:p text:style-name="P8"><text:span text:style-name="T26"><text:tab/>}</text:span></text:p>
      <text:p text:style-name="P5"/>
      <text:p text:style-name="P8"><text:span text:style-name="T26">}</text:span></text:p>
      <text:p text:style-name="P8"><text:span text:style-name="T26"/></text:p>
      <text:p text:style-name="P8"><text:span text:style-name="T26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oft-page-break/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7"><text:span text:style-name="T17">Output :</text:span></text:p>
      <text:p text:style-name="P7"><text:span text:style-name="T17">table for 1</text:span></text:p>
      <text:p text:style-name="P6"><text:span text:style-name="T17">1 2 3 4 5 6 7 8 9 10 </text:span></text:p>
      <text:p text:style-name="P6"><text:span text:style-name="T17">table for 2</text:span></text:p>
      <text:p text:style-name="P6"><text:span text:style-name="T17">2 4 6 8 10 12 14 16 18 20 </text:span></text:p>
      <text:p text:style-name="P6"><text:span text:style-name="T17">table for 3</text:span></text:p>
      <text:p text:style-name="P6"><text:span text:style-name="T17">3 6 9 12 15 18 21 24 27 30 </text:span></text:p>
      <text:p text:style-name="P6"><text:span text:style-name="T17">table for 4</text:span></text:p>
      <text:p text:style-name="P6"><text:span text:style-name="T17">4 8 12 16 20 24 28 32 36 40 </text:span></text:p>
      <text:p text:style-name="P6"><text:span text:style-name="T17">table for 5</text:span></text:p>
      <text:p text:style-name="P6"><text:span text:style-name="T17">5 10 15 20 25 30 35 40 45 50 </text:span></text:p>
      <text:p text:style-name="P6"><text:span text:style-name="T17">table for 6</text:span></text:p>
      <text:p text:style-name="P6"><text:span text:style-name="T17">6 12 18 24 30 36 42 48 54 60 </text:span></text:p>
      <text:p text:style-name="P6"><text:span text:style-name="T17">table for 7</text:span></text:p>
      <text:p text:style-name="P6"><text:span text:style-name="T17">7 14 21 28 35 42 49 56 63 70 </text:span></text:p>
      <text:p text:style-name="P6"><text:span text:style-name="T17">table for 8</text:span></text:p>
      <text:p text:style-name="P6"><text:span text:style-name="T17">8 16 24 32 40 48 56 64 72 80 </text:span></text:p>
      <text:p text:style-name="P6"><text:span text:style-name="T17">table for 9</text:span></text:p>
      <text:p text:style-name="P6"><text:span text:style-name="T17">9 18 27 36 45 54 63 72 81 90 </text:span></text:p>
      <text:p text:style-name="P6"><text:span text:style-name="T17">table for 10</text:span></text:p>
      <text:p text:style-name="P6"><text:span text:style-name="T17">10 20 30 40 50 60 70 80 90 100 </text:span></text:p>
      <text:p text:style-name="P6"><text:span text:style-name="T17">table for 11</text:span></text:p>
      <text:p text:style-name="P6"><text:span text:style-name="T17">11 22 33 44 55 66 77 88 99 110 </text:span></text:p>
      <text:p text:style-name="P6"><text:span text:style-name="T17">table for 12</text:span></text:p>
      <text:p text:style-name="P6"><text:span text:style-name="T17">12 24 36 48 60 72 84 96 108 120 </text:span></text:p>
      <text:p text:style-name="P6"><text:span text:style-name="T17">table for 13</text:span></text:p>
      <text:p text:style-name="P6"><text:span text:style-name="T17">13 26 39 52 65 78 91 104 117 130 </text:span></text:p>
      <text:p text:style-name="P6"><text:span text:style-name="T17">table for 14</text:span></text:p>
      <text:p text:style-name="P6"><text:span text:style-name="T17">14 28 42 56 70 84 98 112 126 140 </text:span></text:p>
      <text:p text:style-name="P6"><text:span text:style-name="T17">table for 15</text:span></text:p>
      <text:p text:style-name="P6"><text:span text:style-name="T17">15 30 45 60 75 90 105 120 135 150 </text:span></text:p>
      <text:p text:style-name="P6"><text:span text:style-name="T17">table for 16</text:span></text:p>
      <text:p text:style-name="P6"><text:span text:style-name="T17">16 32 48 64 80 96 112 128 144 160 </text:span></text:p>
      <text:p text:style-name="P6"><text:span text:style-name="T17">table for 17</text:span></text:p>
      <text:p text:style-name="P6"><text:span text:style-name="T17">17 34 51 68 85 102 119 136 153 170 </text:span></text:p>
      <text:p text:style-name="P6"><text:span text:style-name="T17">table for 18</text:span></text:p>
      <text:p text:style-name="P6"><text:span text:style-name="T17">18 36 54 72 90 108 126 144 162 180 </text:span></text:p>
      <text:p text:style-name="P6"><text:span text:style-name="T17">table for 19</text:span></text:p>
      <text:p text:style-name="P6"><text:span text:style-name="T17">19 38 57 76 95 114 133 152 171 190 </text:span></text:p>
      <text:p text:style-name="P6"><text:span text:style-name="T17">table for 20</text:span></text:p>
      <text:p text:style-name="P7"><text:span text:style-name="T17">20 40 60 80 100 120 140 160 180 200 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08:29:40.824541662</meta:creation-date>
    <dc:date>2020-04-15T08:50:06.531321665</dc:date>
    <meta:editing-duration>PT2S</meta:editing-duration>
    <meta:editing-cycles>1</meta:editing-cycles>
    <meta:document-statistic meta:table-count="0" meta:image-count="0" meta:object-count="0" meta:page-count="2" meta:paragraph-count="74" meta:word-count="358" meta:character-count="1508" meta:non-whitespace-character-count="1155"/>
    <meta:generator>LibreOffice/6.0.7.3$Linux_X86_64 LibreOffice_project/00m0$Build-3</meta:generator>
  </office:meta>
</office:document-meta>
</file>